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Standard" style:list-style-name="L2"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ieoddana fortuna</text:h>
      <text:p text:style-name="Standard">Pewnego dnia jakiś znajomy zatrzymał mnie i powiedział ze złością w głosie:</text:p>
      <text:list xml:id="list12797747451" text:style-name="L2">
        <text:list-item>
          <text:p text:style-name="P4">oddawaj moje dziesięć złotych!</text:p>
        </text:list-item>
        <text:list-item>
          <text:p text:style-name="P4">Jakie dziesięć złotych – odpowiedziałem ze złością</text:p>
        </text:list-item>
      </text:list>
      <text:p text:style-name="P1">Nagle obok przechadzał się kolejny znajomy, który słysząc rozmowę w niewytłumaczalnych okolicznościach ujrzał na ziemi banknot dziesięciozłotówki. Powiedział:</text:p>
      <text:list xml:id="list1407381972" text:continue-numbering="true" text:style-name="L2">
        <text:list-item>
          <text:p text:style-name="P4">Patrzcie, tu leży twoje dziesięć złotych, bracie – na co on odpowiedział – Faktycznie, dzięki ci dobry człowieku.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Kamil Urbańczyk</text:p>
      <text:p text:style-name="P5"><text:span text:style-name="T1">Tomasz Tarczyńsk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2-04-03T09:54:47</meta:creation-date>
    <dc:date>2014-04-03T06:54:24</dc:date>
    <meta:editing-duration>PT9M56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8" meta:word-count="68" meta:character-count="479" meta:non-whitespace-character-count="421"/>
  </office:meta>
</office:document-meta>
</file>